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list-style-name="L2">
      <style:text-properties style:text-underline-style="none"/>
    </style:style>
    <style:style style:name="P5" style:family="paragraph" style:parent-style-name="Standard" style:list-style-name="L5">
      <style:text-properties style:text-underline-style="none"/>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list-style-name="L3">
      <style:text-properties fo:font-style="normal" style:text-underline-style="none" style:font-style-asian="normal" style:font-style-complex="normal"/>
    </style:style>
    <style:style style:name="P9" style:family="paragraph" style:parent-style-name="Standard" style:list-style-name="L4">
      <style:text-properties fo:font-style="normal" style:text-underline-style="none" style:font-style-asian="normal" style:font-style-complex="normal"/>
    </style:style>
    <style:style style:name="P10" style:family="paragraph" style:parent-style-name="Standard">
      <style:text-properties fo:font-style="normal" style:text-underline-style="solid" style:text-underline-width="auto" style:text-underline-color="font-color" style:font-style-asian="normal" style:font-style-complex="normal"/>
    </style:style>
    <style:style style:name="P1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font-style-asian="normal"/>
    </style:style>
    <style:style style:name="T8" style:family="text">
      <style:text-properties style:font-style-complex="normal"/>
    </style:style>
    <style:style style:name="T9"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ter Lewis</text:p>
      <text:p text:style-name="Standard">CPSC 490 Project Report</text:p>
      <text:p text:style-name="P6">Diminuendo<text:span text:style-name="T4">: </text:span>Visualizing Self-Similar Music in Haskell</text:p>
      <text:p text:style-name="P11">Advisor: Paul Hudak</text:p>
      <text:p text:style-name="Standard"/>
      <text:p text:style-name="Standard"><text:tab/><text:span text:style-name="T1">Diminuendo </text:span><text:span text:style-name="T4">is a program that produces chords and visuals by applying a sequence of transformations to an initial generator. Using </text:span><text:span text:style-name="T1">Diminuendo</text:span><text:span text:style-name="T4">, a composer can create a tonal structure for music simply by specifying a few transformations and a little information about how they are connected. By supplying graphics transformations as well, the composer has the unique opportunity to visually show the performer and audience a spatial representation the musical flow. The transformations provided are arranged in a self-similar pattern governed by a transition matrix and then used to produce both audio and video. </text:span><text:span text:style-name="T1">Diminuendo </text:span><text:span text:style-name="T4">works best when paired with other instruments, especially a high-quality MIDI (Musical Instrument Digital Interface) synthesizer and/or a drum machine. </text:span></text:p>
      <text:p text:style-name="Standard"><text:span text:style-name="T4"/></text:p>
      <text:p text:style-name="Standard"><text:span text:style-name="T4"><text:tab/>This program is written entirely in Haskell and makes use of the HOpenGL graphics library, the GLUT library for user interface, and the Euterpea library for music. It can theoretically be compiled on any machine with these libraries installed, but has only been tested for the Windows OS (specifically Windows 7). An important note that I will make right away here is that to compile with GHC, one </text:span><text:span text:style-name="T5">must</text:span><text:span text:style-name="T6"> use the </text:span><text:span text:style-name="T2">-threaded </text:span><text:span text:style-name="T6">command. </text:span><text:span text:style-name="T2">Diminuendo </text:span><text:span text:style-name="T6">uses two threads, one for music and one for graphics, and HOpenGL requires that </text:span><text:span text:style-name="T2">-threaded </text:span><text:span text:style-name="T6">be used when compiling a threaded program with GHC. </text:span></text:p>
      <text:p text:style-name="Standard"><text:span text:style-name="T4"/></text:p>
      <text:p text:style-name="Standard"><text:span text:style-name="T4"><text:tab/>There are five individual modules in addition to the </text:span><text:span text:style-name="T1">Dimin.hs </text:span><text:span text:style-name="T4">file: </text:span><text:span text:style-name="T1">MatrixGen.hs, Square.hs, TransEx.hs, Music.hs, </text:span><text:span text:style-name="T4">and </text:span><text:span text:style-name="T1">Display.hs</text:span><text:span text:style-name="T4">. I will outline in this paper the purpose for each and explain any notable functions. To help in understanding it, here is a brief description of the flow of the program, along with where each step takes place:</text:span></text:p>
      <text:p text:style-name="Standard"><text:span text:style-name="T4"/></text:p>
      <text:list xml:id="list43719544" text:style-name="L1">
        <text:list-item>
          <text:p text:style-name="P1"><text:span text:style-name="T4">The user is prompted for an eigenvalue, which is used to determine a transition matrix. (</text:span><text:span text:style-name="T1">MatrixGen</text:span><text:span text:style-name="T4">)</text:span></text:p>
        </text:list-item>
        <text:list-item>
          <text:p text:style-name="P1"><text:span text:style-name="T4">The transition matrix is used to generate a semi-random list of transformations, which at this point are specified by the numbers 0, 1, 2, and 3. (</text:span><text:span text:style-name="T1">MatrixGen</text:span><text:span text:style-name="T4">)</text:span></text:p>
        </text:list-item>
        <text:list-item>
          <text:p text:style-name="P1"><text:span text:style-name="T4">The transformation numbers are translated to a list of graphical transformations (</text:span><text:span text:style-name="T1">Display, TransEx</text:span><text:span text:style-name="T4">) and a list of music transformations (</text:span><text:span text:style-name="T1">Music</text:span><text:span text:style-name="T4">)</text:span></text:p>
        </text:list-item>
        <text:list-item>
          <text:p text:style-name="P1"><text:span text:style-name="T4">Music plays (</text:span><text:span text:style-name="T1">Music</text:span><text:span text:style-name="T4">) and graphics appear (</text:span><text:span text:style-name="T1">Display, TransEx, Square</text:span><text:span text:style-name="T4">)</text:span></text:p>
        </text:list-item>
      </text:list>
      <text:p text:style-name="Standard"><text:span text:style-name="T4"/></text:p>
      <text:p text:style-name="Standard"><text:span text:style-name="T4"><text:tab/>Now we'll discuss the individual modules.</text:span></text:p>
      <text:p text:style-name="Standard"><text:span text:style-name="T4"/></text:p>
      <text:p text:style-name="P2"><text:span text:style-name="T4">MatrixGen</text:span></text:p>
      <text:p text:style-name="P2"><text:span text:style-name="T4"/></text:p>
      <text:p text:style-name="P3"><text:span text:style-name="T4"><text:tab/>The goal of </text:span><text:span text:style-name="T1">MatrixGen </text:span><text:span text:style-name="T4">is to get a suitable transition matrix with a largest eigenvalue approximately equal to a user input. A transition matrix is simply an nxn matrix of 1s and 0s that expresses allowable transformation transitions; ie, whether after making one transformation, a certain other transformation can immediately follow. In this matrix, the entry </text:span><text:span text:style-name="T1">a_i,j</text:span><text:span text:style-name="T4"> indicates whether transformation </text:span><text:span text:style-name="T1">j </text:span><text:span text:style-name="T4">can immediately follow transformation </text:span><text:span text:style-name="T1">i</text:span><text:span text:style-name="T4">, where 1 means that this is allowable and 0 means it is not. In this program, we set an equal probability of moving to each allowed transformation in the case that the transition matrix has multiple allowed next steps. </text:span></text:p>
      <text:p text:style-name="P3"><text:span text:style-name="T4"/></text:p>
      <text:p text:style-name="P3"><text:span text:style-name="T4"><text:tab/>eigFinder is the centerpiece function of </text:span><text:span text:style-name="T1">MatrixGen</text:span><text:span text:style-name="T4">. Supplied with an Int </text:span><text:span text:style-name="T1">n </text:span><text:span text:style-name="T4">and Float </text:span><text:span text:style-name="T1">eig, </text:span><text:span text:style-name="T4">it returns the </text:span><text:span text:style-name="T1">n</text:span><text:span text:style-name="T4"> x </text:span><text:span text:style-name="T1">n </text:span><text:span text:style-name="T4">transition matrix which has a largest eigenvalue closest to </text:span><text:span text:style-name="T1">eig</text:span><text:span text:style-name="T4">. The reason for </text:span><text:soft-page-break/><text:span text:style-name="T4">generating the transition matrix by eigenvalue is that the largest eigenvalue of a transition matrix is closely related to the “connectedness” of the matrix, and in fractal geometry, the dimension of the fractal produced by applying certain graphical transformations according to the transition matrix. I shy away from describing the images produced by </text:span><text:span text:style-name="T1">Diminuendo </text:span><text:span text:style-name="T4">as fractals; although they are generated by the same kind of graphical iteration that can produce fractal images, fractals put more restraints on the types of graphical transformations that can be used, namely that there be a consistent scaling system involved. In this program, all the visuals shrink gradually over time, and the transformations are more based on rotation. </text:span></text:p>
      <text:p text:style-name="P3"><text:span text:style-name="T4"/></text:p>
      <text:p text:style-name="P3"><text:span text:style-name="T4"><text:tab/>Nevertheless, supplying a largest eigenvalue is a great way to generate a transition matrix that is somewhat random but is about as dense as you would like. The specified eigenvalue should be between 1 and 4, where 1 will produce the 4x4 identity matrix and 4 will produce the 4x4 all-ones matrix. </text:span></text:p>
      <text:p text:style-name="P3"><text:span text:style-name="T4"/></text:p>
      <text:p text:style-name="P3"><text:span text:style-name="T4"><text:tab/>The function toProbMatrix is also important: given the transition matrix, we now want to have a matrix of </text:span><text:span text:style-name="T1">probabilities </text:span><text:span text:style-name="T4">of moving from </text:span><text:span text:style-name="T1">i </text:span><text:span text:style-name="T4">to </text:span><text:span text:style-name="T1">j </text:span><text:span text:style-name="T4">, not just whether it's allowed. This function gives us just that, by dividing each entry by the total sum of its row. It also wins my “Glad I'm Using Haskell” award for this module, since map, flip, and fold made it trivially easy to write. </text:span></text:p>
      <text:p text:style-name="P3"><text:span text:style-name="T4"/></text:p>
      <text:p text:style-name="Standard"><text:span text:style-name="T4"><text:tab/>Finally, tList creates a list of transformation numbers from a transition matrix. These are the numbers we will need to feed to the Music and Display threads. </text:span></text:p>
      <text:p text:style-name="Standard"><text:span text:style-name="T4"/></text:p>
      <text:p text:style-name="P2"><text:span text:style-name="T4">Display</text:span></text:p>
      <text:p text:style-name="P2"><text:span text:style-name="T4"/></text:p>
      <text:p text:style-name="P3"><text:span text:style-name="T4"><text:tab/>The function is </text:span><text:span text:style-name="T1">Display </text:span><text:span text:style-name="T4">may at first seem complicated but are in fact very simple. Understanding the types involved is crucial to getting a grasp of what is going on. The main type is called a Transformation, which is defined in </text:span><text:span text:style-name="T1">TransEx </text:span><text:span text:style-name="T4">as (String, Float, (Float, Float, Float)). This is interpreted loosely as (Type of Transformation, Amount, Co-ordinates). These three pieces of information are enough to define rotations, translations, where the transformation details work as follows:</text:span></text:p>
      <text:p text:style-name="P3"><text:span text:style-name="T4"/></text:p>
      <text:p text:style-name="P3"><text:span text:style-name="T4"><text:tab/>Translation → <text:s/>(“Translate”, garbage (usually 0.0), (change in x, change in y, change in z)</text:span></text:p>
      <text:p text:style-name="P3"><text:span text:style-name="T4"><text:tab/>Rotation <text:s text:c="4"/>→ <text:s/>(“Rotate”, amount (in degrees), (0,0,1) if amount is positive; (0,0,-1) if negative)</text:span></text:p>
      <text:p text:style-name="P3"><text:span text:style-name="T4"><text:tab/><text:tab/>Note: all rotations are performed around the origin. Positive rotations are counter-<text:tab/><text:tab/><text:tab/>clockwise, negative rotations are clockwise. </text:span></text:p>
      <text:p text:style-name="P3"><text:span text:style-name="T4"><text:tab/>Flip <text:s text:c="11"/>→ <text:s/>(“Flip”, garbage (usually 0.0), garbage (usually (0.0, 0.0, 0.0))</text:span></text:p>
      <text:p text:style-name="P3"><text:span text:style-name="T4"/></text:p>
      <text:p text:style-name="P3"><text:span text:style-name="T4"><text:tab/>The reason that the vector in the “Rotate” transformation needs to be given is that the function that is in charge of “animating” the moving square is unaware about which direction to move the square without this extra information. We'll see why this problem comes up in a moment.</text:span></text:p>
      <text:p text:style-name="P3"><text:span text:style-name="T4"/></text:p>
      <text:p text:style-name="P3"><text:span text:style-name="T4"><text:tab/>To make the program more versatile, a TransformationList is defined as a list of any number of Transformations. Then, one of the transformations dictated by our transition matrix might be (in English): </text:span></text:p>
      <text:p text:style-name="P3"><text:span text:style-name="T4"/></text:p>
      <text:p text:style-name="P3"><text:span text:style-name="T4"><text:tab/>“Translate by (.1, .2), then rotate 90 degrees,” </text:span></text:p>
      <text:p text:style-name="P3"><text:span text:style-name="T4"/></text:p>
      <text:p text:style-name="P3"><text:span text:style-name="T4">which would be written as a TransformationList as </text:span></text:p>
      <text:p text:style-name="P3"><text:span text:style-name="T4"/></text:p>
      <text:p text:style-name="P3"><text:span text:style-name="T4"><text:tab/> [(“Translate”, 0.0, (0.1, 0.2, 0.0), (“Rotate”, 90, (0.0, 0.0, 1.0))]</text:span></text:p>
      <text:p text:style-name="P3"><text:soft-page-break/><text:span text:style-name="T4"/></text:p>
      <text:p text:style-name="P3"><text:span text:style-name="T4">This may be confusing, but just remember that most times when we are talking about transformations, we are actually referring to the type TransformationList. </text:span></text:p>
      <text:p text:style-name="P3"><text:span text:style-name="T4"/></text:p>
      <text:p text:style-name="P3"><text:span text:style-name="T4"><text:tab/>That of course means that what we're finally going to be applying to the images is a </text:span><text:span text:style-name="T1">list </text:span><text:span text:style-name="T4">of TransformationLists, or a list of lists of Transformations. Mercifully, this is not given its own type, but is seen in the code as [TransformationList]. </text:span></text:p>
      <text:p text:style-name="P3"><text:span text:style-name="T4"><text:tab/>The short story of </text:span><text:span text:style-name="T1">Display </text:span><text:span text:style-name="T4">is that it translates the transformation numbers generated by </text:span><text:span text:style-name="T1">MatrixGen </text:span><text:span text:style-name="T4">into TransformationLists, then applies each transformation, drawing a square after each. </text:span>But it is not quite so simple. To begin, it's important to understand that the <text:span text:style-name="T1">display</text:span> function is called 30 times per second, and every square is drawn every time it is called. The changes that occur in the program are dictated by three IORefs: </text:p>
      <text:p text:style-name="P3"/>
      <text:list xml:id="list22254702" text:style-name="L2">
        <text:list-item>
          <text:list>
            <text:list-item>
              <text:list>
                <text:list-item>
                  <text:p text:style-name="P4"><text:span text:style-name="T1">numB</text:span> (or <text:span text:style-name="T1">n</text:span>), which gives the number of squares currently on display</text:p>
                </text:list-item>
                <text:list-item>
                  <text:p text:style-name="P4"><text:span text:style-name="T1">twist</text:span> (or <text:span text:style-name="T1">t</text:span>), which is a timer that runs from 0.0 to the length of the current chord being played </text:p>
                </text:list-item>
                <text:list-item>
                  <text:p text:style-name="P4"><text:span text:style-name="T1">counter</text:span> (or <text:span text:style-name="T1">c</text:span>) which is identical to twist except scaled between 0 and 1 </text:p>
                </text:list-item>
              </text:list>
            </text:list-item>
          </text:list>
        </text:list-item>
      </text:list>
      <text:p text:style-name="P3"/>
      <text:p text:style-name="P3"><text:tab/>The twist variable is incremented by a small amount every time <text:span text:style-name="T1">display </text:span><text:span text:style-name="T4">is called, and numB is incremented by 1 every time twist hits its limit and resets. The lengths of the chords (which are the the lengths of time that each square should be at the forefront) are contained in the variable durList, which is produced by a function in the </text:span><text:span text:style-name="T1">Music </text:span><text:span text:style-name="T4">module, and these lengths dictate how large twist should grow before resetting and adding one to numB. <text:s/></text:span></text:p>
      <text:p text:style-name="P3"><text:span text:style-name="T4"><text:tab/></text:span></text:p>
      <text:p text:style-name="P3"><text:span text:style-name="T4"><text:tab/></text:span><text:span text:style-name="T1">display </text:span><text:span text:style-name="T4">then converts the transformation numbers to TransformationLists, and takes the first </text:span><text:span text:style-name="T1">numB </text:span><text:span text:style-name="T4">elements of this list to draw to the screen. </text:span><text:span text:style-name="T1">drawList </text:span><text:span text:style-name="T4">is a key function in this process. Given a list of TransformationLists, </text:span><text:span text:style-name="T1">drawList </text:span><text:span text:style-name="T4">will go through one at a time, perform the transformation, and draw a square. The square's size is proportional to the square root of (1 over the length of the list of remaining transformations). This way, squares that are near the front of the list (and have been drawn earlier) are smaller than squares at the end. The square corresponding to the last TransformationList is full size, and is actually processed by a different function than the rest of the squares. </text:span></text:p>
      <text:p text:style-name="P3"><text:span text:style-name="T4"/></text:p>
      <text:p text:style-name="P3"><text:span text:style-name="T4"><text:tab/>The function </text:span><text:span text:style-name="T1">drawTransList </text:span><text:span text:style-name="T4">is used to draw all but the last square, and it simply draws a square where the transformations dictate it should go. But </text:span><text:span text:style-name="T1">drawTListGrad </text:span><text:span text:style-name="T4">is used for the last square, and it provides a smooth animation. This function makes use of the </text:span><text:span text:style-name="T1">counter </text:span><text:span text:style-name="T4">value, which recall grows from 0 to 1 over the course of a chord. While </text:span><text:span text:style-name="T1">c &lt; 0.75</text:span><text:span text:style-name="T4">, </text:span><text:span text:style-name="T1">drawTListGrad </text:span><text:span text:style-name="T4">acts as if the final transformation isn't there, but when </text:span><text:span text:style-name="T1">0.75 &lt; c &lt; 1.0</text:span><text:span text:style-name="T4">, it draws the final transformation gradually, with the important values of the transformation being scaled proportional to </text:span><text:span text:style-name="T1">c</text:span><text:span text:style-name="T4">. This gives the impression of a square smoothly moving from one transformation to the next. </text:span></text:p>
      <text:p text:style-name="P3"><text:span text:style-name="T4"/></text:p>
      <text:p text:style-name="P3"><text:span text:style-name="T4"><text:tab/>When all of the transformations have been performed and displayed, (and </text:span><text:span text:style-name="T1">numB </text:span><text:span text:style-name="T4">is now greater than the length of the transformation list), </text:span><text:span text:style-name="T1">display </text:span><text:span text:style-name="T4">branches to a finishing animation. All the squares are shown, and they are rotated at ever-increasing speed for a second or two. The squares spin around faster and faster, then vanish, and the program is over. </text:span></text:p>
      <text:p text:style-name="P3"><text:span text:style-name="T4"/></text:p>
      <text:p text:style-name="P3"><text:span text:style-name="T4"><text:tab/>There is one more problem that needs to be addressed. It deals with rotations and is the main purpose for </text:span><text:span text:style-name="T1">TransEx</text:span><text:span text:style-name="T4">.</text:span></text:p>
      <text:p text:style-name="P3"><text:span text:style-name="T4"/></text:p>
      <text:p text:style-name="P10">TransEx</text:p>
      <text:p text:style-name="P10"><text:soft-page-break/></text:p>
      <text:p text:style-name="P7"><text:tab/>When HOpenGL's <text:span text:style-name="T1">rotate </text:span>function is called, it rotates the reference axes along with all graphics drawn after its call. Because of this, a making a rotation transformation and the a translation transformation will result in the translation taking place in a rotated direction. For example, consider a point at (0, 0) and the following two transformations:</text:p>
      <text:p text:style-name="P7"/>
      <text:list xml:id="list23177743" text:style-name="L3">
        <text:list-item>
          <text:list>
            <text:list-item>
              <text:list>
                <text:list-item>
                  <text:p text:style-name="P8">Rotate the object 90 degrees</text:p>
                </text:list-item>
                <text:list-item>
                  <text:p text:style-name="P8">Translate the object 1 unit along the positive x-axis</text:p>
                </text:list-item>
              </text:list>
            </text:list-item>
          </text:list>
        </text:list-item>
      </text:list>
      <text:p text:style-name="P7"/>
      <text:p text:style-name="P7"><text:tab/>If we just make the transformations like this, the point will move to (0,1) instead of (1,0) because the 90 degree rotation has altered the interpretations of future translations, effectively changing the layout of the x, y, and z-axes. Instead, <text:span text:style-name="T1">TransEx </text:span>contains functions that allow <text:span text:style-name="T1">Display </text:span>to do the following:</text:p>
      <text:p text:style-name="P7"/>
      <text:list xml:id="list23201362" text:style-name="L4">
        <text:list-item>
          <text:list>
            <text:list-item>
              <text:list>
                <text:list-item>
                  <text:p text:style-name="P9">Rotate the object 90 degrees</text:p>
                </text:list-item>
              </text:list>
            </text:list-item>
          </text:list>
        </text:list-item>
      </text:list>
      <text:list xml:id="list23196887" text:style-name="L5">
        <text:list-item>
          <text:list>
            <text:list-header>
              <text:p text:style-name="P5"><text:span text:style-name="T4">(1.1) <text:s text:c="2"/></text:span><text:span text:style-name="T1">de-rotate the scene 90 degrees </text:span></text:p>
              <text:p text:style-name="P5"><text:span text:style-name="T4">2. Translate the object 1 unit along the positive x-axis</text:span></text:p>
            </text:list-header>
          </text:list>
        </text:list-item>
      </text:list>
      <text:p text:style-name="P3"><text:span text:style-name="T4"><text:tab/> <text:s text:c="5"/>(2.1) <text:s/></text:span><text:span text:style-name="T1"><text:s/>rotate the object 90 degrees</text:span></text:p>
      <text:p text:style-name="P3"/>
      <text:p text:style-name="P3"><text:span text:style-name="T4"><text:tab/>In essence, the scene is “de-rotated” after every TransformationList is processed. Then, each future TransformationList has all the rotations from previous lists added in after all the translations have already taken place. All this parsing is done through the </text:span><text:span text:style-name="T1">fixRotations </text:span><text:span text:style-name="T4">function, which is called before any transforming or drawing. Additionally, the </text:span><text:span text:style-name="T1">insertRotation </text:span><text:span text:style-name="T4">function adds rotations to current rotations if they exist, so we don't get a TransformationList with an excessive number of rotations tacked onto it, we get one with its existing rotation modified to account for previous rotations. </text:span></text:p>
      <text:p text:style-name="P3"><text:span text:style-name="T4"/></text:p>
      <text:p text:style-name="P3"><text:span text:style-name="T4"><text:tab/>This is why it is required that a rotation Transformation use the co-ordinate field to specify whether the rotation is positive or negative; </text:span><text:span text:style-name="T1">fixRotations </text:span><text:span text:style-name="T4">can occasionally change the sign of a rotation, and the animating function would have no idea whether to rotate clockwise or counter-clockwise. It uses the </text:span><text:span text:style-name="T1">z </text:span><text:span text:style-name="T4">value given in the initial Transformation (which is left untouched by </text:span><text:span text:style-name="T1">fixRotations</text:span><text:span text:style-name="T4">) to determine in which direction to animate the rotation. </text:span></text:p>
      <text:p text:style-name="P3"><text:span text:style-name="T4"/></text:p>
      <text:p text:style-name="P3"><text:span text:style-name="T4"><text:tab/></text:span><text:span text:style-name="T1">TransEx </text:span><text:span text:style-name="T4">also contains the definitions for exactly which graphical transformations are to be used, along with some functions to specify the colors that accompany the transformations. These are variables that can and should be modified by the user to create a unique composition. </text:span></text:p>
      <text:p text:style-name="P3"><text:span text:style-name="T4"/></text:p>
      <text:p text:style-name="P2"><text:span text:style-name="T4">Music</text:span></text:p>
      <text:p text:style-name="P2"><text:span text:style-name="T4"/></text:p>
      <text:p text:style-name="P7"><text:tab/>Note: in this section we will need to use the concept of functional chords in a key. In <text:tab/> <text:s/><text:tab/><text:tab/> <text:s text:c="9"/><text:span text:style-name="T1">Diminuendo</text:span>, chords are referred to as one less than their traditional name, thus </text:p>
      <text:p text:style-name="P7"><text:tab/> <text:s text:c="9"/>a tonic chord is a 0, and 2<text:span text:style-name="T9">nd</text:span> is a 1, and so on. <text:s/></text:p>
      <text:p text:style-name="P2"><text:span text:style-name="T6"/></text:p>
      <text:p text:style-name="P2"><text:span text:style-name="T6"><text:tab/></text:span><text:span text:style-name="T2">Music </text:span><text:span text:style-name="T6">is much like </text:span><text:span text:style-name="T2">Display </text:span><text:span text:style-name="T6">in that it converts the transformation numbers into its own transformations which are applied to an initial generator. Here we use types parallel to Transformation and TransformationList which are called CTransform and CTransList. A CTransform is equivalent to (String, Int) which is interpreted as (Type of Transformation, Argument). The different types of CTransform are as follows:</text:span></text:p>
      <text:p text:style-name="P2"><text:span text:style-name="T6"/></text:p>
      <text:p text:style-name="P2"><text:span text:style-name="T6"><text:tab/>Move → (“Move”, Amount) </text:span></text:p>
      <text:p text:style-name="P2"><text:soft-page-break/><text:span text:style-name="T6"><text:tab/><text:tab/>Moves the chord a given number of function places within a key. </text:span></text:p>
      <text:p text:style-name="P2"><text:span text:style-name="T6"><text:tab/><text:tab/>For example, (“Move”, 3) would send ii → V or vii → iii, etc.</text:span></text:p>
      <text:p text:style-name="P2"><text:span text:style-name="T6"><text:tab/><text:tab/><text:tab/>while (“Move”, -2) would send <text:s/>IV → ii or vi → IV, etc.</text:span></text:p>
      <text:p text:style-name="P2"><text:span text:style-name="T6"/></text:p>
      <text:p text:style-name="P2"><text:span text:style-name="T6"/></text:p>
      <text:p text:style-name="P3"><text:span text:style-name="T4"><text:tab/>Smooth Move → (“sMove”, Amount)</text:span></text:p>
      <text:p text:style-name="P3"><text:span text:style-name="T4"><text:tab/><text:tab/>Identical to Move but applies certain heuristics to make the move between</text:span></text:p>
      <text:p text:style-name="P3"><text:span text:style-name="T4"><text:tab/><text:tab/>chords sound smoother.</text:span></text:p>
      <text:p text:style-name="P3"><text:span text:style-name="T4"><text:tab/></text:span></text:p>
      <text:p text:style-name="P3"><text:span text:style-name="T4"><text:tab/>Pivot → (“Pivot”, Place)</text:span></text:p>
      <text:p text:style-name="P3"><text:span text:style-name="T4"><text:tab/><text:tab/>Treat the current chord as a pivot chord and reinterpret it in a new key. </text:span></text:p>
      <text:p text:style-name="P3"><text:span text:style-name="T4"><text:tab/><text:tab/>For example, an F major chord given a (“Pivot”, 5) will be interepreted as a</text:span></text:p>
      <text:p text:style-name="P3"><text:span text:style-name="T4"><text:tab/><text:tab/>six chord (remember that the functional names are all shifted one), which </text:span></text:p>
      <text:p text:style-name="P3"><text:span text:style-name="T4"><text:tab/><text:tab/>will set the new key as A minor. </text:span></text:p>
      <text:p text:style-name="P3"><text:span text:style-name="T4"><text:tab/></text:span></text:p>
      <text:p text:style-name="P3"><text:span text:style-name="T4"><text:tab/>Switch Mode → (“Switch Mode”, garbage (usually 0))</text:span></text:p>
      <text:p text:style-name="P3"><text:span text:style-name="T4"><text:tab/><text:tab/>Change the mode from minor to major, or major to minor.</text:span></text:p>
      <text:p text:style-name="P3"><text:span text:style-name="T4"/></text:p>
      <text:p text:style-name="P3"><text:span text:style-name="T4"><text:tab/>Switch Duration → (“Switch Dur”, Type)</text:span></text:p>
      <text:p text:style-name="P3"><text:span text:style-name="T4"><text:tab/><text:tab/>Change the relative duration of the notes in the chord to one of the preset patterns.</text:span></text:p>
      <text:p text:style-name="P3"><text:span text:style-name="T4"><text:tab/> </text:span></text:p>
      <text:p text:style-name="P3"><text:span text:style-name="T4"><text:tab/>Scale Duration → (“Scale Dur”, Amount)</text:span></text:p>
      <text:p text:style-name="P3"><text:span text:style-name="T4"><text:tab/><text:tab/>Scale the duration of a chord.</text:span></text:p>
      <text:p text:style-name="P3"><text:span text:style-name="T4"/></text:p>
      <text:p text:style-name="P3"><text:span text:style-name="T4"><text:tab/>Cadence → (“Cadence”, Type)</text:span></text:p>
      <text:p text:style-name="P3"><text:span text:style-name="T4"><text:tab/><text:tab/>Insert a four-five-one progression in the current key, with the lengths of the three chords</text:span></text:p>
      <text:p text:style-name="P3"><text:span text:style-name="T4"><text:tab/><text:tab/>determined by the preset cadence type. </text:span></text:p>
      <text:p text:style-name="P3"><text:span text:style-name="T4"/></text:p>
      <text:p text:style-name="P3"><text:span text:style-name="T4"><text:tab/>All of these transformations operate on a music type called MChord. MChord is a fairly complicated type, but each piece of it serves an expressive purpose. The definition of MChord is</text:span></text:p>
      <text:p text:style-name="P3"><text:span text:style-name="T4"/></text:p>
      <text:p text:style-name="P3"><text:span text:style-name="T4"><text:tab/>MChord = (Int, Rational, String, String, (Int, String, Int))</text:span></text:p>
      <text:p text:style-name="P3"><text:span text:style-name="T4"><text:tab/><text:tab/> <text:s text:c="2"/>= (Functional place, Duration, Note pattern type, Chord inversion, Key)</text:span></text:p>
      <text:p text:style-name="P3"><text:span text:style-name="T4"/></text:p>
      <text:p text:style-name="P3"><text:span text:style-name="T4"><text:tab/>where Key is a tuple consisting of (Root, Mode (Maj or Min), Octave).</text:span></text:p>
      <text:p text:style-name="P3"><text:span text:style-name="T4"/></text:p>
      <text:p text:style-name="P3"><text:span text:style-name="T4"><text:tab/>In addition to the MChords, it seems to help in visualization to have a bass note that strictly follows the path of the transpositions. A IV chord going to a iv chord does not always sound like it is ascending for example, especially if Smooth Move is used. Considering this, a bass line is added to the chords which always descends when the transformation is a negative move and ascends when the transformation is a positive move. The only cases when the bass line disobeys this rule is if following it would lead to an octave less than 2 or greater than 4, which would be inappropriate for a bass line. The bass line is formed from a new type BMusic, which is just a tuple indicating (note, duration, octave). </text:span></text:p>
      <text:p text:style-name="P3"><text:span text:style-name="T4"/></text:p>
      <text:p text:style-name="P3"><text:span text:style-name="T4"><text:tab/>Most of the functions in </text:span><text:span text:style-name="T1">Music </text:span><text:span text:style-name="T4">are relatively straightforward, mainly focusing on converting between MMusic, MChord, BMusic, and Music Pitch. The actual application of the CTransLists is handled by </text:span><text:span text:style-name="T1">transChord </text:span><text:span text:style-name="T4">and its auxiliary functions. Once the MChords and the MBass are formed and properly transformed, they are converted to Music Pitch and played with Euterpea's </text:span><text:span text:style-name="T1">play </text:span><text:span text:style-name="T4">function. The lengths of the chords are conveyed to </text:span><text:span text:style-name="T1">Display </text:span><text:span text:style-name="T4">by </text:span><text:span text:style-name="T1">mkCDurList </text:span><text:span text:style-name="T4">to keep everything in sync. </text:span></text:p>
      <text:p text:style-name="P3"><text:soft-page-break/><text:span text:style-name="T4"/></text:p>
      <text:p text:style-name="P3"><text:span text:style-name="T4"/></text:p>
      <text:p text:style-name="P2"><text:span text:style-name="T4">Square</text:span></text:p>
      <text:p text:style-name="P2"><text:span text:style-name="T6"/></text:p>
      <text:p text:style-name="P2"><text:span text:style-name="T6"><text:tab/></text:span><text:span text:style-name="T2">Square</text:span><text:span text:style-name="T6">'s only purpose is to provide a function to draw a square of a certain size wherever the view has been transformed to. </text:span></text:p>
      <text:p text:style-name="P2"><text:span text:style-name="T6"/></text:p>
      <text:p text:style-name="P2"><text:span text:style-name="T6"/></text:p>
      <text:p text:style-name="P2"><text:span text:style-name="T6"><text:tab/>To conclude, I'll offer a piece of advice for someone wanting to experiment with </text:span><text:span text:style-name="T2">Diminuendo</text:span><text:span text:style-name="T6">. I have found that the following transformation relationships make for the most intuitive understanding of the program:</text:span></text:p>
      <text:p text:style-name="P2"><text:span text:style-name="T6"/></text:p>
      <text:p text:style-name="P2"><text:span text:style-name="T6"><text:tab/></text:span><text:span text:style-name="T4">Music Transformation</text:span><text:span text:style-name="T6"> <text:tab/><text:tab/></text:span><text:span text:style-name="T4">Graphics Transformation</text:span></text:p>
      <text:p text:style-name="P2"><text:span text:style-name="T6"/></text:p>
      <text:p text:style-name="P2"><text:span text:style-name="T6"><text:tab/>Move or sMove<text:tab/><text:tab/><text:tab/>Rotate</text:span></text:p>
      <text:p text:style-name="P2"><text:span text:style-name="T6"><text:tab/>Pivot<text:tab/><text:tab/><text:tab/><text:tab/><text:tab/>Translate</text:span></text:p>
      <text:p text:style-name="P2"><text:span text:style-name="T6"><text:tab/>Cadence<text:tab/><text:tab/><text:tab/><text:tab/>Flip</text:span></text:p>
      <text:p text:style-name="P2"><text:span text:style-name="T6"><text:tab/>Switch Mode <text:tab/><text:tab/><text:tab/><text:tab/>Flip </text:span></text:p>
      <text:p text:style-name="P2"><text:span text:style-name="T6"><text:tab/>Switch Dur, Scale Dur<text:tab/><text:tab/>None</text:span></text:p>
      <text:p text:style-name="P2"><text:span text:style-name="T6"/></text:p>
      <text:p text:style-name="P2"><text:span text:style-name="T6"><text:tab/>With a little training, it becomes quite natural to follow the music visually. Stick with a certain set of transformations until you can </text:span><text:span text:style-name="T2">see </text:span><text:span text:style-name="T6">where the music is going as you hear it. Try interesting combinations; a transformation consisting of a Move, Pivot </text:span><text:span text:style-name="T2">and </text:span><text:span text:style-name="T6">Switch Mode can produce interesting results. Finally, the chords produced by </text:span><text:span text:style-name="T2">Diminuendo </text:span><text:span text:style-name="T6">are only a starting point. Once you can track the musical progression by eye, try playing along with your favorite instrument. Start at a slow tempo and have patience! </text:span></text:p>
      <text:p text:style-name="P2"><text:span text:style-name="T6"/></text:p>
      <text:p text:style-name="P2"><text:span text:style-name="T6"><text:tab/>You may alter and distribute the code as much as you like. Email me at lewispossible@gmail.com with any questions or comments. Enjoy!</text:span></text:p>
      <text:p text:style-name="P2"><text:span text:style-name="T6"/></text:p>
      <text:p text:style-name="P2"><text:span text:style-name="T6"/></text:p>
      <text:p text:style-name="P2"><text:span text:style-name="T6"/></text:p>
      <text:p text:style-name="P3"><text:span text:style-name="T4"/></text:p>
      <text:p text:style-name="P3"><text:span text:style-name="T4"/></text:p>
      <text:p text:style-name="P3"><text:span text:style-name="T4"><text:tab/></text:span></text:p>
      <text:p text:style-name="P3"><text:span text:style-name="T4"/></text:p>
      <text:p text:style-name="P3"><text:span text:style-name="T4"/></text:p>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Lewis</meta:initial-creator>
    <meta:creation-date>2012-12-11T21:51:26.44</meta:creation-date>
    <dc:date>2012-12-12T06:20:33.75</dc:date>
    <dc:creator>Peter Lewis</dc:creator>
    <meta:editing-duration>PT08H12M32S</meta:editing-duration>
    <meta:editing-cycles>8</meta:editing-cycles>
    <meta:generator>OpenOffice.org/3.1$Win32 OpenOffice.org_project/310m11$Build-9399</meta:generator>
    <meta:document-statistic meta:table-count="0" meta:image-count="0" meta:object-count="0" meta:page-count="6" meta:paragraph-count="99" meta:word-count="2696" meta:character-count="16452"/>
  </office:meta>
</office:document-meta>
</file>